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3" style:family="paragraph">
      <style:text-properties fo:font-size="12pt"/>
    </style:style>
    <style:style style:name="T1" style:family="text">
      <style:text-properties fo:color="#ffffff" fo:font-size="28pt" fo:language="pl" fo:country="PL" style:font-size-asian="28pt" style:language-asian="pl" style:country-asian="PL" style:font-size-complex="28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5.405cm" svg:height="13.296cm" svg:x="0.5cm" svg:y="1.864cm">
          <text:list text:style-name="L1">
            <text:list-header>
              <text:p text:style-name="P1"><text:span text:style-name="T1">﻿</text:span><text:span text:style-name="T1">Ref. Chleb niebiański dał nam Pan na życie wieczne.</text:span></text:p>
              <text:p text:style-name="P1"><text:span text:style-name="T1"/></text:p>
              <text:p text:style-name="P1"><text:span text:style-name="T1">1. Wzięliśmy i jedliśmy Chleb Błogosławiony</text:span></text:p>
              <text:p text:style-name="P1"><text:span text:style-name="T1">Ciało Pana i Krew drogocenną</text:span></text:p>
              <text:p text:style-name="P1"><text:span text:style-name="T1">Chleb przemienił Pan</text:span></text:p>
              <text:p text:style-name="P1"><text:span text:style-name="T1">Kielich zbawczy, Napój orzeźwiający.</text:span></text:p>
              <text:p text:style-name="P1"><text:span text:style-name="T1"/></text:p>
              <text:p text:style-name="P1"><text:span text:style-name="T1">2. Przyjąwszy Święty Chleb będziemy wysławiali Boga,</text:span></text:p>
              <text:p text:style-name="P1"><text:span text:style-name="T1">Który na całej ziemi uczynił wielkie rzeczy</text:span></text:p>
              <text:p text:style-name="P1"><text:span text:style-name="T1">Radujcie się sprawiedliwi w Panu,</text:span></text:p>
              <text:p text:style-name="P1"><text:span text:style-name="T1">Przyjmując Ciało i Krew Chrystusa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5.405cm" svg:height="10.926cm" svg:x="0.5cm" svg:y="3.364cm">
          <text:p text:style-name="P1"><text:span text:style-name="T1">3. Dziś spożywaliśmy Chleb aniołów</text:span></text:p>
          <text:p text:style-name="P1"><text:span text:style-name="T1">Dziś oglądaliśmy naszego Pana Jezusa Chrystusa,</text:span></text:p>
          <text:p text:style-name="P1"><text:span text:style-name="T1">Dziś wychwalaliśmy Węgiel żarzący się na ołtarzu,</text:span></text:p>
          <text:p text:style-name="P1"><text:span text:style-name="T1">W cieniu którego śpiewają Serafiny.</text:span></text:p>
          <text:p text:style-name="P1"><text:span text:style-name="T1"/></text:p>
          <text:p text:style-name="P1"><text:span text:style-name="T1">4. Dziś usłyszeliśmy wielki i słodki głos:</text:span></text:p>
          <text:p text:style-name="P1"><text:span text:style-name="T1">To Ciało spali ciernie grzechów,</text:span></text:p>
          <text:p text:style-name="P1"><text:span text:style-name="T1">I oświeci dusze ludzi</text:span></text:p>
          <text:p text:style-name="P1"><text:span text:style-name="T1">Przyjmujących Boski Pokarm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6:02:58.09</dc:date>
    <meta:editing-cycles>46</meta:editing-cycles>
    <meta:editing-duration>PT6H11M28S</meta:editing-duration>
    <meta:generator>OpenOffice/4.1.1$Win32 OpenOffice.org_project/411m6$Build-9775</meta:generator>
    <meta:document-statistic meta:object-count="24"/>
  </office:meta>
</office:document-meta>
</file>